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MTT9" svg:font-family="CMTT9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6244" officeooo:paragraph-rsid="00036244"/>
    </style:style>
    <style:style style:name="P2" style:family="paragraph" style:parent-style-name="Standard" style:list-style-name="L1">
      <style:text-properties officeooo:rsid="00053a5f" officeooo:paragraph-rsid="00053a5f"/>
    </style:style>
    <style:style style:name="P3" style:family="paragraph" style:parent-style-name="Standard">
      <style:text-properties officeooo:rsid="00053a5f" officeooo:paragraph-rsid="00053a5f"/>
    </style:style>
    <style:style style:name="P4" style:family="paragraph" style:parent-style-name="Standard" style:list-style-name="L2">
      <style:text-properties officeooo:rsid="00053a5f" officeooo:paragraph-rsid="00053a5f"/>
    </style:style>
    <style:style style:name="T1" style:family="text">
      <style:text-properties style:font-name="CMTT9" fo:font-size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s labs:</text:p>
      <text:p text:style-name="P1"/>
      <text:p text:style-name="P1">Lab 1:</text:p>
      <text:p text:style-name="P1"/>
      <text:p text:style-name="P1">Write a module using the following template:</text:p>
      <text:p text:style-name="P1"/>
      <text:p text:style-name="Standard">#include &lt;linux/module.h&gt;</text:p>
      <text:p text:style-name="Standard">#include &lt;linux/init.h&gt;</text:p>
      <text:p text:style-name="Standard">static int __init my_init(void)</text:p>
      <text:p text:style-name="Standard">{</text:p>
      <text:p text:style-name="Standard"><text:s text:c="8"/><text:span text:style-name="T1">pr_info("Hello: module loaded at 0x%p\n", my_init);</text:span></text:p>
      <text:p text:style-name="Standard"><text:s text:c="8"/><text:span text:style-name="T1">return 0;</text:span></text:p>
      <text:p text:style-name="Standard">}</text:p>
      <text:p text:style-name="Standard">static void __exit my_exit(void)</text:p>
      <text:p text:style-name="Standard">{</text:p>
      <text:p text:style-name="Standard"><text:s text:c="8"/><text:span text:style-name="T1">pr_info("Bye: module unloaded from 0x%p\n", my_exit);</text:span></text:p>
      <text:p text:style-name="Standard">} </text:p>
      <text:p text:style-name="Standard">module_init(my_init);</text:p>
      <text:p text:style-name="Standard">module_exit(my_exit);</text:p>
      <text:p text:style-name="Standard">MODULE_AUTHOR("A GENIUS");</text:p>
      <text:p text:style-name="Standard">MODULE_LICENSE("GPL v2");</text:p>
      <text:p text:style-name="Standard"/>
      <text:list xml:id="list1773287300" text:style-name="L1">
        <text:list-item>
          <text:p text:style-name="P2">Insert the module using insmod</text:p>
        </text:list-item>
        <text:list-item>
          <text:p text:style-name="P2">Use dmesg to see the printk output</text:p>
        </text:list-item>
        <text:list-item>
          <text:p text:style-name="P2">Remove the module using rmmod</text:p>
        </text:list-item>
        <text:list-item>
          <text:p text:style-name="P2">use “make modules_install” to install the module</text:p>
        </text:list-item>
        <text:list-item>
          <text:p text:style-name="P2">modprobe the module</text:p>
        </text:list-item>
      </text:list>
      <text:p text:style-name="P3"/>
      <text:p text:style-name="P3">Lab 2:</text:p>
      <text:p text:style-name="P3"/>
      <text:p text:style-name="P3">Write 2 modules, one which uses a symbol provided by the other.</text:p>
      <text:p text:style-name="P3"/>
      <text:list xml:id="list2169660245" text:style-name="L2">
        <text:list-item>
          <text:p text:style-name="P4">Insert the modules in order, then remove and then insert them out of order</text:p>
        </text:list-item>
        <text:list-item>
          <text:p text:style-name="P4">Install the modules then do the same exercise using modprob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MTT9" svg:font-family="CMTT9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han Webster</meta:initial-creator>
    <meta:creation-date>2018-03-08T13:49:08.690632574</meta:creation-date>
    <meta:generator>LibreOffice/5.4.3.2$MacOSX_X86_64 LibreOffice_project/92a7159f7e4af62137622921e809f8546db437e5</meta:generator>
    <dc:date>2018-03-08T15:34:15.088845654</dc:date>
    <dc:creator>Behan Webster</dc:creator>
    <meta:editing-duration>PT1H29M11S</meta:editing-duration>
    <meta:editing-cycles>2</meta:editing-cycles>
    <meta:document-statistic meta:table-count="0" meta:image-count="0" meta:object-count="0" meta:page-count="1" meta:paragraph-count="27" meta:word-count="119" meta:character-count="780" meta:non-whitespace-character-count="670"/>
  </office:meta>
</office:document-meta>
</file>